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1c2588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Standard">
      <style:text-properties officeooo:paragraph-rsid="001376c2"/>
    </style:style>
    <style:style style:name="P7" style:family="paragraph" style:parent-style-name="Text_20_body">
      <style:text-properties style:font-name="Arial" officeooo:rsid="0014756d" officeooo:paragraph-rsid="0014756d"/>
    </style:style>
    <style:style style:name="P8" style:family="paragraph" style:parent-style-name="Table_20_Contents" style:list-style-name="L1">
      <style:text-properties style:font-name="Arial" officeooo:rsid="001ab95e" officeooo:paragraph-rsid="001ab95e"/>
    </style:style>
    <style:style style:name="P9" style:family="paragraph" style:parent-style-name="Table_20_Contents" style:list-style-name="L1">
      <style:text-properties style:font-name="Arial" officeooo:rsid="001b066d" officeooo:paragraph-rsid="001b066d"/>
    </style:style>
    <style:style style:name="T1" style:family="text">
      <style:text-properties fo:font-weight="bold" officeooo:rsid="001ab95e" style:font-weight-asian="bold" style:font-weight-complex="bold"/>
    </style:style>
    <style:style style:name="T2" style:family="text">
      <style:text-properties fo:font-weight="bold" officeooo:rsid="001b5a27" style:font-weight-asian="bold" style:font-weight-complex="bold"/>
    </style:style>
    <style:style style:name="T3" style:family="text">
      <style:text-properties fo:font-weight="bold" officeooo:rsid="001d1098" style:font-weight-asian="bold" style:font-weight-complex="bold"/>
    </style:style>
    <style:style style:name="T4" style:family="text">
      <style:text-properties fo:font-weight="bold" officeooo:rsid="001d5b21" style:font-weight-asian="bold" style:font-weight-complex="bold"/>
    </style:style>
    <style:style style:name="T5" style:family="text">
      <style:text-properties officeooo:rsid="001ab95e"/>
    </style:style>
    <style:style style:name="T6" style:family="text">
      <style:text-properties officeooo:rsid="001b5a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1">0</text:span></text:p>
          </table:table-cell>
          <table:table-cell table:style-name="Tabelle4.A1" office:value-type="string">
            <text:p text:style-name="P3">Element: <text:span text:style-name="T2">3</text:span></text:p>
          </table:table-cell>
          <table:table-cell table:style-name="Tabelle4.C1" office:value-type="string">
            <text:p text:style-name="P3">Title: <text:span text:style-name="T1">MOOC </text:span><text:span text:style-name="T4">p</text:span><text:span text:style-name="T2">latform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pan text:style-name="T5">This element is an external resource. So only a short description about the resource is needed.</text:span></text:p>
            <text:p text:style-name="P3"/>
          </table:table-cell>
          <table:covered-table-cell/>
          <table:covered-table-cell/>
        </table:table-row>
      </table:table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list xml:id="list5236084696510144766" text:style-name="L1">
              <text:list-item>
                <text:p text:style-name="P8">The video under the following link <text:span text:style-name="T6">introduces the student to the MOOC platform that is used for this course</text:span></text:p>
              </text:list-item>
              <text:list-item>
                <text:p text:style-name="P9">(Link to be added)</text:p>
              </text:list-item>
            </text:list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1:17:23.453000000</meta:creation-date>
    <dc:title>Storyboard</dc:title>
    <meta:editing-duration>PT24M14S</meta:editing-duration>
    <meta:editing-cycles>7</meta:editing-cycles>
    <meta:generator>LibreOffice/4.1.3.2$Windows_x86 LibreOffice_project/70feb7d99726f064edab4605a8ab840c50ec57a</meta:generator>
    <dc:date>2015-07-27T00:25:03.310000000</dc:date>
    <meta:document-statistic meta:table-count="2" meta:image-count="0" meta:object-count="0" meta:page-count="1" meta:paragraph-count="9" meta:word-count="52" meta:character-count="288" meta:non-whitespace-character-count="247"/>
    <meta:template xlink:type="simple" xlink:actuate="onRequest" xlink:title="Storyboard" xlink:href="file:///C:/Users/Wolfgang/AppData/Roaming/LibreOffice/4/user/template/Storyboard1.ott" meta:date="2015-07-26T21:17:23.131000000"/>
  </office:meta>
</office:document-meta>
</file>